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paragraph" style:master-page-name="MP0" style:family="paragraph">
      <style:paragraph-properties fo:break-before="page" style:vertical-align="baseline" fo:margin-top="0in" fo:margin-bottom="0in"/>
    </style:style>
    <style:style style:name="T2" style:parent-style-name="normaltextrun" style:family="text">
      <style:text-properties style:font-name="Aptos Display" style:font-name-complex="Segoe UI" fo:color="#0F4761" fo:font-size="16pt" style:font-size-asian="16pt" style:font-size-complex="16pt" fo:language="pt" fo:country="PT"/>
    </style:style>
    <style:style style:name="T3" style:parent-style-name="eop" style:family="text">
      <style:text-properties style:font-name="Aptos Display" style:font-name-complex="Segoe UI" fo:color="#0F4761" fo:font-size="16pt" style:font-size-asian="16pt" style:font-size-complex="16pt" fo:language="pt" fo:country="PT"/>
    </style:style>
    <style:style style:name="P4" style:parent-style-name="paragraph" style:family="paragraph">
      <style:paragraph-properties style:vertical-align="baseline" fo:margin-top="0in" fo:margin-bottom="0in"/>
    </style:style>
    <style:style style:name="T5" style:parent-style-name="normaltextrun" style:family="text">
      <style:text-properties style:font-name="Aptos" style:font-name-complex="Segoe UI" fo:color="#467886" style:text-underline-type="single" style:text-underline-style="solid" style:text-underline-width="auto" style:text-underline-mode="continuous" fo:language="pt" fo:country="PT"/>
    </style:style>
    <style:style style:name="T6" style:parent-style-name="eop" style:family="text">
      <style:text-properties style:font-name="Aptos" style:font-name-complex="Segoe UI" fo:language="pt" fo:country="PT"/>
    </style:style>
    <style:style style:name="P7" style:parent-style-name="paragraph" style:family="paragraph">
      <style:paragraph-properties style:vertical-align="baseline" fo:margin-top="0in" fo:margin-bottom="0in"/>
    </style:style>
    <style:style style:name="T8" style:parent-style-name="eop" style:family="text">
      <style:text-properties style:font-name="Aptos" style:font-name-complex="Segoe UI" fo:language="pt" fo:country="PT"/>
    </style:style>
    <style:style style:name="P9" style:parent-style-name="paragraph" style:family="paragraph">
      <style:paragraph-properties style:vertical-align="baseline" fo:margin-top="0in" fo:margin-bottom="0in"/>
    </style:style>
    <style:style style:name="T10" style:parent-style-name="normaltextrun" style:family="text">
      <style:text-properties style:font-name="Aptos Display" style:font-name-complex="Segoe UI" fo:color="#0F4761" fo:font-size="16pt" style:font-size-asian="16pt" style:font-size-complex="16pt" fo:language="pt" fo:country="PT"/>
    </style:style>
    <style:style style:name="P11" style:parent-style-name="paragraph" style:family="paragraph">
      <style:paragraph-properties style:vertical-align="baseline" fo:margin-top="0in" fo:margin-bottom="0in"/>
    </style:style>
    <style:style style:name="T12" style:parent-style-name="eop" style:family="text">
      <style:text-properties style:font-name="Aptos Display" style:font-name-complex="Segoe UI" fo:color="#0F4761" fo:font-size="16pt" style:font-size-asian="16pt" style:font-size-complex="16pt" fo:language="pt" fo:country="PT"/>
    </style:style>
    <style:style style:name="P13" style:parent-style-name="paragraph" style:family="paragraph">
      <style:paragraph-properties fo:text-align="justify" style:vertical-align="baseline" fo:margin-top="0in" fo:margin-bottom="0in"/>
    </style:style>
    <style:style style:name="T14" style:parent-style-name="normaltextrun" style:family="text">
      <style:text-properties style:font-name="Aptos" style:font-name-complex="Segoe UI" fo:language="pt" fo:country="PT"/>
    </style:style>
    <style:style style:name="T15" style:parent-style-name="eop" style:family="text">
      <style:text-properties style:font-name="Aptos" style:font-name-complex="Segoe UI" fo:language="pt" fo:country="PT"/>
    </style:style>
    <style:style style:name="P16" style:parent-style-name="paragraph" style:family="paragraph">
      <style:paragraph-properties fo:text-align="justify" style:vertical-align="baseline" fo:margin-top="0in" fo:margin-bottom="0in"/>
    </style:style>
    <style:style style:name="T17" style:parent-style-name="normaltextrun" style:family="text">
      <style:text-properties style:font-name="Aptos" style:font-name-complex="Segoe UI" fo:language="pt" fo:country="PT"/>
    </style:style>
    <style:style style:name="T18" style:parent-style-name="eop" style:family="text">
      <style:text-properties style:font-name="Aptos" style:font-name-complex="Segoe UI" fo:language="pt" fo:country="PT"/>
    </style:style>
    <style:style style:name="P19" style:parent-style-name="paragraph" style:family="paragraph">
      <style:paragraph-properties fo:text-align="justify" style:vertical-align="baseline" fo:margin-top="0in" fo:margin-bottom="0in"/>
      <style:text-properties fo:language="pt" fo:country="PT"/>
    </style:style>
    <style:style style:name="P20" style:parent-style-name="paragraph" style:family="paragraph">
      <style:paragraph-properties fo:text-align="justify" style:vertical-align="baseline" fo:margin-top="0in" fo:margin-bottom="0in"/>
    </style:style>
    <style:style style:name="T21" style:parent-style-name="normaltextrun" style:family="text">
      <style:text-properties style:font-name="Aptos" style:font-name-complex="Segoe UI" fo:language="pt" fo:country="PT"/>
    </style:style>
    <style:style style:name="T22" style:parent-style-name="eop" style:family="text">
      <style:text-properties style:font-name="Aptos" style:font-name-complex="Segoe UI" fo:language="pt" fo:country="PT"/>
    </style:style>
    <style:style style:name="P23" style:parent-style-name="paragraph" style:family="paragraph">
      <style:paragraph-properties fo:text-align="justify" style:vertical-align="baseline" fo:margin-top="0in" fo:margin-bottom="0in"/>
    </style:style>
    <style:style style:name="T24" style:parent-style-name="normaltextrun" style:family="text">
      <style:text-properties style:font-name="Aptos" style:font-name-complex="Segoe UI" fo:language="pt" fo:country="PT"/>
    </style:style>
    <style:style style:name="T25" style:parent-style-name="eop" style:family="text">
      <style:text-properties style:font-name="Aptos" style:font-name-complex="Segoe UI" fo:language="pt" fo:country="PT"/>
    </style:style>
    <style:style style:name="P26" style:parent-style-name="paragraph" style:family="paragraph">
      <style:paragraph-properties fo:text-align="justify" style:vertical-align="baseline" fo:margin-top="0in" fo:margin-bottom="0in"/>
      <style:text-properties fo:language="pt" fo:country="PT"/>
    </style:style>
    <style:style style:name="P27" style:parent-style-name="paragraph" style:family="paragraph">
      <style:paragraph-properties fo:text-align="justify" style:vertical-align="baseline" fo:margin-top="0in" fo:margin-bottom="0in"/>
    </style:style>
    <style:style style:name="T28" style:parent-style-name="normaltextrun" style:family="text">
      <style:text-properties style:font-name="Aptos" style:font-name-complex="Segoe UI" fo:language="pt" fo:country="PT"/>
    </style:style>
    <style:style style:name="T29" style:parent-style-name="eop" style:family="text">
      <style:text-properties style:font-name="Aptos" style:font-name-complex="Segoe UI" fo:language="pt" fo:country="PT"/>
    </style:style>
    <style:style style:name="P30" style:parent-style-name="paragraph" style:family="paragraph">
      <style:paragraph-properties fo:text-align="justify" style:vertical-align="baseline" fo:margin-top="0in" fo:margin-bottom="0in"/>
    </style:style>
    <style:style style:name="T31" style:parent-style-name="normaltextrun" style:family="text">
      <style:text-properties style:font-name="Aptos" style:font-name-complex="Segoe UI" fo:language="pt" fo:country="PT"/>
    </style:style>
    <style:style style:name="T32" style:parent-style-name="eop" style:family="text">
      <style:text-properties style:font-name="Aptos" style:font-name-complex="Segoe UI" fo:language="pt" fo:country="PT"/>
    </style:style>
    <style:style style:name="P33" style:parent-style-name="paragraph" style:family="paragraph">
      <style:paragraph-properties fo:text-align="justify" style:vertical-align="baseline" fo:margin-top="0in" fo:margin-bottom="0in"/>
      <style:text-properties fo:language="pt" fo:country="PT"/>
    </style:style>
    <style:style style:name="P34" style:parent-style-name="paragraph" style:family="paragraph">
      <style:paragraph-properties fo:text-align="justify" style:vertical-align="baseline" fo:margin-top="0in" fo:margin-bottom="0in"/>
    </style:style>
    <style:style style:name="T35" style:parent-style-name="normaltextrun" style:family="text">
      <style:text-properties style:font-name="Aptos" style:font-name-complex="Segoe UI" fo:language="es" fo:country="ES"/>
    </style:style>
    <style:style style:name="T36" style:parent-style-name="eop" style:family="text">
      <style:text-properties style:font-name="Aptos" style:font-name-complex="Segoe UI" fo:language="es" fo:country="ES"/>
    </style:style>
    <style:style style:name="P37" style:parent-style-name="paragraph" style:family="paragraph">
      <style:paragraph-properties fo:text-align="justify" style:vertical-align="baseline" fo:margin-top="0in" fo:margin-bottom="0in"/>
    </style:style>
    <style:style style:name="T38" style:parent-style-name="normaltextrun" style:family="text">
      <style:text-properties style:font-name="Aptos" style:font-name-complex="Segoe UI" fo:language="es" fo:country="ES"/>
    </style:style>
    <style:style style:name="T39" style:parent-style-name="eop" style:family="text">
      <style:text-properties style:font-name="Aptos" style:font-name-complex="Segoe UI" fo:language="es" fo:country="ES"/>
    </style:style>
    <style:style style:name="P40" style:parent-style-name="paragraph" style:family="paragraph">
      <style:paragraph-properties fo:text-align="justify" style:vertical-align="baseline" fo:margin-top="0in" fo:margin-bottom="0in"/>
      <style:text-properties fo:language="es" fo:country="ES"/>
    </style:style>
    <style:style style:name="P41" style:parent-style-name="paragraph" style:family="paragraph">
      <style:paragraph-properties fo:text-align="justify" style:vertical-align="baseline" fo:margin-top="0in" fo:margin-bottom="0in"/>
    </style:style>
    <style:style style:name="T42" style:parent-style-name="normaltextrun" style:family="text">
      <style:text-properties style:font-name="Aptos" style:font-name-complex="Segoe UI" fo:language="es" fo:country="ES"/>
    </style:style>
    <style:style style:name="T43" style:parent-style-name="eop" style:family="text">
      <style:text-properties style:font-name="Aptos" style:font-name-complex="Segoe UI" fo:language="es" fo:country="ES"/>
    </style:style>
    <style:style style:name="P44" style:parent-style-name="paragraph" style:family="paragraph">
      <style:paragraph-properties fo:text-align="justify" style:vertical-align="baseline" fo:margin-top="0in" fo:margin-bottom="0in"/>
    </style:style>
    <style:style style:name="T45" style:parent-style-name="normaltextrun" style:family="text">
      <style:text-properties style:font-name="Aptos" style:font-name-complex="Segoe UI" fo:language="pt" fo:country="PT"/>
    </style:style>
    <style:style style:name="T46" style:parent-style-name="eop" style:family="text">
      <style:text-properties style:font-name="Aptos" style:font-name-complex="Segoe UI" fo:language="pt" fo:country="PT"/>
    </style:style>
    <style:style style:name="P47" style:parent-style-name="paragraph" style:family="paragraph">
      <style:paragraph-properties fo:text-align="justify" style:vertical-align="baseline" fo:margin-top="0in" fo:margin-bottom="0in"/>
      <style:text-properties fo:language="pt" fo:country="PT"/>
    </style:style>
    <style:style style:name="P48" style:parent-style-name="paragraph" style:family="paragraph">
      <style:paragraph-properties fo:text-align="justify" style:vertical-align="baseline" fo:margin-top="0in" fo:margin-bottom="0in"/>
    </style:style>
    <style:style style:name="T49" style:parent-style-name="normaltextrun" style:family="text">
      <style:text-properties style:font-name="Aptos" style:font-name-complex="Segoe UI" fo:language="pt" fo:country="PT"/>
    </style:style>
    <style:style style:name="T50" style:parent-style-name="eop" style:family="text">
      <style:text-properties style:font-name="Aptos" style:font-name-complex="Segoe UI" fo:language="pt" fo:country="PT"/>
    </style:style>
    <style:style style:name="P51" style:parent-style-name="paragraph" style:family="paragraph">
      <style:paragraph-properties fo:text-align="justify" style:vertical-align="baseline" fo:margin-top="0in" fo:margin-bottom="0in"/>
    </style:style>
    <style:style style:name="T52" style:parent-style-name="normaltextrun" style:family="text">
      <style:text-properties style:font-name="Aptos" style:font-name-complex="Segoe UI" fo:language="pt" fo:country="PT"/>
    </style:style>
    <style:style style:name="T53" style:parent-style-name="normaltextrun" style:family="text">
      <style:text-properties style:font-name="Aptos" style:font-name-complex="Segoe UI" fo:language="pt" fo:country="PT"/>
    </style:style>
    <style:style style:name="T54" style:parent-style-name="eop" style:family="text">
      <style:text-properties style:font-name="Aptos" style:font-name-complex="Segoe UI" fo:language="pt" fo:country="PT"/>
    </style:style>
    <style:style style:name="P55" style:parent-style-name="paragraph" style:family="paragraph">
      <style:paragraph-properties fo:text-align="justify" style:vertical-align="baseline" fo:margin-top="0in" fo:margin-bottom="0in"/>
      <style:text-properties fo:language="pt" fo:country="PT"/>
    </style:style>
    <style:style style:name="P56" style:parent-style-name="paragraph" style:family="paragraph">
      <style:paragraph-properties fo:text-align="justify" style:vertical-align="baseline" fo:margin-top="0in" fo:margin-bottom="0in"/>
    </style:style>
    <style:style style:name="T57" style:parent-style-name="normaltextrun" style:family="text">
      <style:text-properties style:font-name="Aptos" style:font-name-complex="Segoe UI" fo:language="pt" fo:country="PT"/>
    </style:style>
    <style:style style:name="T58" style:parent-style-name="eop" style:family="text">
      <style:text-properties style:font-name="Aptos" style:font-name-complex="Segoe UI" fo:language="pt" fo:country="PT"/>
    </style:style>
    <style:style style:name="P59" style:parent-style-name="paragraph" style:family="paragraph">
      <style:paragraph-properties fo:text-align="justify" style:vertical-align="baseline" fo:margin-top="0in" fo:margin-bottom="0in"/>
    </style:style>
    <style:style style:name="T60" style:parent-style-name="normaltextrun" style:family="text">
      <style:text-properties style:font-name="Aptos" style:font-name-complex="Segoe UI" fo:language="pt" fo:country="PT"/>
    </style:style>
    <style:style style:name="T61" style:parent-style-name="normaltextrun" style:family="text">
      <style:text-properties style:font-name="Aptos" style:font-name-complex="Segoe UI" fo:language="pt" fo:country="PT"/>
    </style:style>
    <style:style style:name="T62" style:parent-style-name="eop" style:family="text">
      <style:text-properties style:font-name="Aptos" style:font-name-complex="Segoe UI" fo:language="pt" fo:country="PT"/>
    </style:style>
    <style:style style:name="P63" style:parent-style-name="paragraph" style:family="paragraph">
      <style:paragraph-properties fo:text-align="justify" style:vertical-align="baseline" fo:margin-top="0in" fo:margin-bottom="0in"/>
      <style:text-properties fo:language="pt" fo:country="PT"/>
    </style:style>
    <style:style style:name="P64" style:parent-style-name="paragraph" style:family="paragraph">
      <style:paragraph-properties fo:text-align="justify" style:vertical-align="baseline" fo:margin-top="0in" fo:margin-bottom="0in"/>
    </style:style>
    <style:style style:name="T65" style:parent-style-name="normaltextrun" style:family="text">
      <style:text-properties style:font-name="Aptos" style:font-name-complex="Segoe UI" fo:language="pt" fo:country="PT"/>
    </style:style>
    <style:style style:name="T66" style:parent-style-name="eop" style:family="text">
      <style:text-properties style:font-name="Aptos" style:font-name-complex="Segoe UI" fo:language="pt" fo:country="PT"/>
    </style:style>
    <style:style style:name="P67" style:parent-style-name="paragraph" style:family="paragraph">
      <style:paragraph-properties fo:text-align="justify" style:vertical-align="baseline" fo:margin-top="0in" fo:margin-bottom="0in"/>
    </style:style>
    <style:style style:name="T68" style:parent-style-name="normaltextrun" style:family="text">
      <style:text-properties style:font-name="Aptos" style:font-name-complex="Segoe UI" fo:language="pt" fo:country="PT"/>
    </style:style>
    <style:style style:name="T69" style:parent-style-name="eop" style:family="text">
      <style:text-properties style:font-name="Aptos" style:font-name-complex="Segoe UI" fo:language="pt" fo:country="PT"/>
    </style:style>
    <style:style style:name="P70" style:parent-style-name="paragraph" style:family="paragraph">
      <style:paragraph-properties fo:text-align="justify" style:vertical-align="baseline" fo:margin-top="0in" fo:margin-bottom="0in"/>
      <style:text-properties fo:language="pt" fo:country="PT"/>
    </style:style>
    <style:style style:name="P71" style:parent-style-name="paragraph" style:family="paragraph">
      <style:paragraph-properties fo:text-align="justify" style:vertical-align="baseline" fo:margin-top="0in" fo:margin-bottom="0in"/>
    </style:style>
    <style:style style:name="T72" style:parent-style-name="normaltextrun" style:family="text">
      <style:text-properties style:font-name="Aptos" style:font-name-complex="Segoe UI" fo:language="pt" fo:country="PT"/>
    </style:style>
    <style:style style:name="T73" style:parent-style-name="eop" style:family="text">
      <style:text-properties style:font-name="Aptos" style:font-name-complex="Segoe UI" fo:language="pt" fo:country="PT"/>
    </style:style>
    <style:style style:name="P74" style:parent-style-name="paragraph" style:family="paragraph">
      <style:paragraph-properties fo:text-align="justify" style:vertical-align="baseline" fo:margin-top="0in" fo:margin-bottom="0in"/>
    </style:style>
    <style:style style:name="T75" style:parent-style-name="normaltextrun" style:family="text">
      <style:text-properties style:font-name="Aptos" style:font-name-complex="Segoe UI" fo:language="pt" fo:country="PT"/>
    </style:style>
    <style:style style:name="T76" style:parent-style-name="normaltextrun" style:family="text">
      <style:text-properties style:font-name="Aptos" style:font-name-complex="Segoe UI" fo:language="pt" fo:country="PT"/>
    </style:style>
    <style:style style:name="T77" style:parent-style-name="normaltextrun" style:family="text">
      <style:text-properties style:font-name="Aptos" style:font-name-complex="Segoe UI" fo:language="pt" fo:country="PT"/>
    </style:style>
    <style:style style:name="T78" style:parent-style-name="normaltextrun" style:family="text">
      <style:text-properties style:font-name="Aptos" style:font-name-complex="Segoe UI" fo:language="pt" fo:country="PT"/>
    </style:style>
    <style:style style:name="T79" style:parent-style-name="eop" style:family="text">
      <style:text-properties style:font-name="Aptos" style:font-name-complex="Segoe UI" fo:language="pt" fo:country="PT"/>
    </style:style>
    <style:style style:name="P80" style:parent-style-name="paragraph" style:family="paragraph">
      <style:paragraph-properties fo:text-align="justify" style:vertical-align="baseline" fo:margin-top="0in" fo:margin-bottom="0in"/>
      <style:text-properties fo:language="pt" fo:country="PT"/>
    </style:style>
    <style:style style:name="P81" style:parent-style-name="paragraph" style:family="paragraph">
      <style:paragraph-properties fo:text-align="justify" style:vertical-align="baseline" fo:margin-top="0in" fo:margin-bottom="0in"/>
    </style:style>
    <style:style style:name="T82" style:parent-style-name="normaltextrun" style:family="text">
      <style:text-properties style:font-name="Aptos" style:font-name-complex="Segoe UI" fo:language="pt" fo:country="PT"/>
    </style:style>
    <style:style style:name="T83" style:parent-style-name="eop" style:family="text">
      <style:text-properties style:font-name="Aptos" style:font-name-complex="Segoe UI" fo:language="pt" fo:country="PT"/>
    </style:style>
    <style:style style:name="P84" style:parent-style-name="paragraph" style:family="paragraph">
      <style:paragraph-properties fo:text-align="justify" style:vertical-align="baseline" fo:margin-top="0in" fo:margin-bottom="0in"/>
    </style:style>
    <style:style style:name="T85" style:parent-style-name="normaltextrun" style:family="text">
      <style:text-properties style:font-name="Aptos" style:font-name-complex="Segoe UI" fo:language="pt" fo:country="PT"/>
    </style:style>
    <style:style style:name="P86" style:parent-style-name="paragraph" style:family="paragraph">
      <style:paragraph-properties fo:text-align="justify" style:vertical-align="baseline" fo:margin-top="0in" fo:margin-bottom="0in"/>
      <style:text-properties fo:language="pt" fo:country="PT"/>
    </style:style>
    <style:style style:name="P87" style:parent-style-name="paragraph" style:family="paragraph">
      <style:paragraph-properties fo:text-align="justify" style:vertical-align="baseline" fo:margin-top="0in" fo:margin-bottom="0in"/>
    </style:style>
    <style:style style:name="T88" style:parent-style-name="normaltextrun" style:family="text">
      <style:text-properties style:font-name="Aptos" style:font-name-complex="Segoe UI" fo:language="pt" fo:country="PT"/>
    </style:style>
    <style:style style:name="T89" style:parent-style-name="eop" style:family="text">
      <style:text-properties style:font-name="Aptos" style:font-name-complex="Segoe UI" fo:language="pt" fo:country="PT"/>
    </style:style>
    <style:style style:name="P90" style:parent-style-name="paragraph" style:family="paragraph">
      <style:paragraph-properties fo:text-align="justify" style:vertical-align="baseline" fo:margin-top="0in" fo:margin-bottom="0in"/>
    </style:style>
    <style:style style:name="T91" style:parent-style-name="normaltextrun" style:family="text">
      <style:text-properties style:font-name="Aptos" style:font-name-complex="Segoe UI" fo:language="pt" fo:country="PT"/>
    </style:style>
    <style:style style:name="T92" style:parent-style-name="normaltextrun" style:family="text">
      <style:text-properties style:font-name="Aptos" style:font-name-complex="Segoe UI" fo:language="pt" fo:country="PT"/>
    </style:style>
    <style:style style:name="T93" style:parent-style-name="normaltextrun" style:family="text">
      <style:text-properties style:font-name="Aptos" style:font-name-complex="Segoe UI" fo:language="pt" fo:country="PT"/>
    </style:style>
    <style:style style:name="P94" style:parent-style-name="paragraph" style:family="paragraph">
      <style:paragraph-properties fo:text-align="justify" style:vertical-align="baseline" fo:margin-top="0in" fo:margin-bottom="0in"/>
    </style:style>
    <style:style style:name="T95" style:parent-style-name="normaltextrun" style:family="text">
      <style:text-properties style:font-name="Aptos" style:font-name-complex="Segoe UI" fo:language="pt" fo:country="PT"/>
    </style:style>
    <style:style style:name="P96" style:parent-style-name="paragraph" style:family="paragraph">
      <style:paragraph-properties fo:text-align="justify" style:vertical-align="baseline" fo:margin-top="0in" fo:margin-bottom="0in"/>
    </style:style>
    <style:style style:name="T97" style:parent-style-name="normaltextrun" style:family="text">
      <style:text-properties style:font-name="Aptos" style:font-name-complex="Segoe UI" fo:language="pt" fo:country="PT"/>
    </style:style>
    <style:style style:name="T98" style:parent-style-name="eop" style:family="text">
      <style:text-properties style:font-name="Aptos" style:font-name-complex="Segoe UI" fo:language="pt" fo:country="PT"/>
    </style:style>
    <style:style style:name="P99" style:parent-style-name="paragraph" style:family="paragraph">
      <style:paragraph-properties fo:text-align="justify" style:vertical-align="baseline" fo:margin-top="0in" fo:margin-bottom="0in"/>
    </style:style>
    <style:style style:name="T100" style:parent-style-name="normaltextrun" style:family="text">
      <style:text-properties style:font-name="Aptos" style:font-name-complex="Segoe UI" fo:language="pt" fo:country="PT"/>
    </style:style>
    <style:style style:name="T101" style:parent-style-name="eop" style:family="text">
      <style:text-properties style:font-name="Aptos" style:font-name-complex="Segoe UI" fo:language="pt" fo:country="PT"/>
    </style:style>
    <style:style style:name="T102" style:parent-style-name="DefaultParagraphFont" style:family="text">
      <style:text-properties style:font-name="Segoe UI" style:font-name-complex="Segoe UI" fo:font-size="9pt" style:font-size-asian="9pt" style:font-size-complex="9pt" fo:language="pt" fo:country="PT"/>
    </style:style>
    <style:style style:name="T103" style:parent-style-name="normaltextrun" style:family="text">
      <style:text-properties style:font-name="Aptos" style:font-name-complex="Segoe UI" fo:language="pt" fo:country="PT"/>
    </style:style>
    <style:style style:name="T104" style:parent-style-name="eop" style:family="text">
      <style:text-properties style:font-name="Aptos" style:font-name-complex="Segoe UI" fo:language="pt" fo:country="PT"/>
    </style:style>
    <style:style style:name="P105" style:parent-style-name="paragraph" style:family="paragraph">
      <style:paragraph-properties fo:text-align="justify" style:vertical-align="baseline" fo:margin-top="0in" fo:margin-bottom="0in"/>
      <style:text-properties fo:language="pt" fo:country="PT"/>
    </style:style>
    <style:style style:name="P106" style:parent-style-name="paragraph" style:family="paragraph">
      <style:paragraph-properties fo:text-align="justify" style:vertical-align="baseline" fo:margin-top="0in" fo:margin-bottom="0in"/>
    </style:style>
    <style:style style:name="T107" style:parent-style-name="normaltextrun" style:family="text">
      <style:text-properties style:font-name="Aptos" style:font-name-complex="Segoe UI" fo:language="pt" fo:country="PT"/>
    </style:style>
    <style:style style:name="T108" style:parent-style-name="eop" style:family="text">
      <style:text-properties style:font-name="Aptos" style:font-name-complex="Segoe UI" fo:language="pt" fo:country="PT"/>
    </style:style>
    <style:style style:name="P109" style:parent-style-name="paragraph" style:family="paragraph">
      <style:paragraph-properties fo:text-align="justify" style:vertical-align="baseline" fo:margin-top="0in" fo:margin-bottom="0in"/>
    </style:style>
    <style:style style:name="T110" style:parent-style-name="normaltextrun" style:family="text">
      <style:text-properties style:font-name="Aptos" style:font-name-complex="Segoe UI" fo:language="pt" fo:country="PT"/>
    </style:style>
    <style:style style:name="T111" style:parent-style-name="normaltextrun" style:family="text">
      <style:text-properties style:font-name="Aptos" style:font-name-complex="Segoe UI" fo:language="pt" fo:country="PT"/>
    </style:style>
    <style:style style:name="T112" style:parent-style-name="eop" style:family="text">
      <style:text-properties style:font-name="Aptos" style:font-name-complex="Segoe UI" fo:language="pt" fo:country="PT"/>
    </style:style>
    <style:style style:name="P113" style:parent-style-name="paragraph" style:family="paragraph">
      <style:paragraph-properties fo:text-align="justify" style:vertical-align="baseline" fo:margin-top="0in" fo:margin-bottom="0in"/>
      <style:text-properties fo:language="pt" fo:country="PT"/>
    </style:style>
    <style:style style:name="P114" style:parent-style-name="paragraph" style:family="paragraph">
      <style:paragraph-properties fo:text-align="justify" style:vertical-align="baseline" fo:margin-top="0in" fo:margin-bottom="0in"/>
    </style:style>
    <style:style style:name="T115" style:parent-style-name="normaltextrun" style:family="text">
      <style:text-properties style:font-name="Aptos" style:font-name-complex="Segoe UI" fo:language="pt" fo:country="PT"/>
    </style:style>
    <style:style style:name="T116" style:parent-style-name="eop" style:family="text">
      <style:text-properties style:font-name="Aptos" style:font-name-complex="Segoe UI" fo:language="pt" fo:country="PT"/>
    </style:style>
    <style:style style:name="P117" style:parent-style-name="paragraph" style:family="paragraph">
      <style:paragraph-properties fo:text-align="justify" style:vertical-align="baseline" fo:margin-top="0in" fo:margin-bottom="0in"/>
    </style:style>
    <style:style style:name="T118" style:parent-style-name="normaltextrun" style:family="text">
      <style:text-properties style:font-name="Aptos" style:font-name-complex="Segoe UI" fo:language="pt" fo:country="PT"/>
    </style:style>
    <style:style style:name="T119" style:parent-style-name="eop" style:family="text">
      <style:text-properties style:font-name="Aptos" style:font-name-complex="Segoe UI" fo:language="pt" fo:country="PT"/>
    </style:style>
    <style:style style:name="P120" style:parent-style-name="paragraph" style:family="paragraph">
      <style:paragraph-properties fo:text-align="justify" style:vertical-align="baseline" fo:margin-top="0in" fo:margin-bottom="0in"/>
      <style:text-properties fo:language="pt" fo:country="PT"/>
    </style:style>
    <style:style style:name="P121" style:parent-style-name="paragraph" style:family="paragraph">
      <style:paragraph-properties fo:text-align="justify" style:vertical-align="baseline" fo:margin-top="0in" fo:margin-bottom="0in"/>
    </style:style>
    <style:style style:name="T122" style:parent-style-name="normaltextrun" style:family="text">
      <style:text-properties style:font-name="Aptos" style:font-name-complex="Segoe UI" fo:language="pt" fo:country="PT"/>
    </style:style>
    <style:style style:name="T123" style:parent-style-name="eop" style:family="text">
      <style:text-properties style:font-name="Aptos" style:font-name-complex="Segoe UI" fo:language="pt" fo:country="PT"/>
    </style:style>
    <style:style style:name="P124" style:parent-style-name="paragraph" style:family="paragraph">
      <style:paragraph-properties fo:text-align="justify" style:vertical-align="baseline" fo:margin-top="0in" fo:margin-bottom="0in"/>
    </style:style>
    <style:style style:name="T125" style:parent-style-name="normaltextrun" style:family="text">
      <style:text-properties style:font-name="Aptos" style:font-name-complex="Segoe UI" fo:language="pt" fo:country="PT"/>
    </style:style>
    <style:style style:name="T126" style:parent-style-name="eop" style:family="text">
      <style:text-properties style:font-name="Aptos" style:font-name-complex="Segoe UI" fo:language="pt" fo:country="PT"/>
    </style:style>
    <style:style style:name="P127" style:parent-style-name="paragraph" style:family="paragraph">
      <style:paragraph-properties fo:text-align="justify" style:vertical-align="baseline" fo:margin-top="0in" fo:margin-bottom="0in"/>
      <style:text-properties fo:language="pt" fo:country="PT"/>
    </style:style>
    <style:style style:name="P128" style:parent-style-name="paragraph" style:family="paragraph">
      <style:paragraph-properties fo:text-align="justify" style:vertical-align="baseline" fo:margin-top="0in" fo:margin-bottom="0in"/>
    </style:style>
    <style:style style:name="T129" style:parent-style-name="normaltextrun" style:family="text">
      <style:text-properties style:font-name="Aptos" style:font-name-complex="Segoe UI" fo:language="pt" fo:country="PT"/>
    </style:style>
    <style:style style:name="T130" style:parent-style-name="eop" style:family="text">
      <style:text-properties style:font-name="Aptos" style:font-name-complex="Segoe UI" fo:language="pt" fo:country="PT"/>
    </style:style>
    <style:style style:name="P131" style:parent-style-name="paragraph" style:family="paragraph">
      <style:paragraph-properties fo:text-align="justify" style:vertical-align="baseline" fo:margin-top="0in" fo:margin-bottom="0in"/>
    </style:style>
    <style:style style:name="T132" style:parent-style-name="normaltextrun" style:family="text">
      <style:text-properties style:font-name="Aptos" style:font-name-complex="Segoe UI" fo:language="pt" fo:country="PT"/>
    </style:style>
    <style:style style:name="T133" style:parent-style-name="eop" style:family="text">
      <style:text-properties style:font-name="Aptos" style:font-name-complex="Segoe UI" fo:language="pt" fo:country="PT"/>
    </style:style>
    <style:style style:name="P134" style:parent-style-name="paragraph" style:family="paragraph">
      <style:paragraph-properties fo:text-align="justify" style:vertical-align="baseline" fo:margin-top="0in" fo:margin-bottom="0in"/>
      <style:text-properties fo:language="pt" fo:country="PT"/>
    </style:style>
    <style:style style:name="P135" style:parent-style-name="paragraph" style:family="paragraph">
      <style:paragraph-properties fo:text-align="justify" style:vertical-align="baseline" fo:margin-top="0in" fo:margin-bottom="0in"/>
    </style:style>
    <style:style style:name="T136" style:parent-style-name="normaltextrun" style:family="text">
      <style:text-properties style:font-name="Aptos" style:font-name-complex="Segoe UI" fo:language="pt" fo:country="PT"/>
    </style:style>
    <style:style style:name="T137" style:parent-style-name="eop" style:family="text">
      <style:text-properties style:font-name="Aptos" style:font-name-complex="Segoe UI" fo:language="pt" fo:country="PT"/>
    </style:style>
    <style:style style:name="P138" style:parent-style-name="paragraph" style:family="paragraph">
      <style:paragraph-properties fo:text-align="justify" style:vertical-align="baseline" fo:margin-top="0in" fo:margin-bottom="0in"/>
    </style:style>
    <style:style style:name="T139" style:parent-style-name="normaltextrun" style:family="text">
      <style:text-properties style:font-name="Aptos" style:font-name-complex="Segoe UI" fo:language="pt" fo:country="PT"/>
    </style:style>
    <style:style style:name="T140" style:parent-style-name="normaltextrun" style:family="text">
      <style:text-properties style:font-name="Aptos" style:font-name-complex="Segoe UI" fo:language="pt" fo:country="PT"/>
    </style:style>
    <style:style style:name="T141" style:parent-style-name="normaltextrun" style:family="text">
      <style:text-properties style:font-name="Aptos" style:font-name-complex="Segoe UI" fo:language="pt" fo:country="PT"/>
    </style:style>
    <style:style style:name="T142" style:parent-style-name="normaltextrun" style:family="text">
      <style:text-properties style:font-name="Aptos" style:font-name-complex="Segoe UI" fo:language="pt" fo:country="PT"/>
    </style:style>
    <style:style style:name="T143" style:parent-style-name="normaltextrun" style:family="text">
      <style:text-properties style:font-name="Aptos" style:font-name-complex="Segoe UI" fo:language="pt" fo:country="PT"/>
    </style:style>
    <style:style style:name="T144" style:parent-style-name="normaltextrun" style:family="text">
      <style:text-properties style:font-name="Aptos" style:font-name-complex="Segoe UI" fo:language="pt" fo:country="PT"/>
    </style:style>
    <style:style style:name="T145" style:parent-style-name="normaltextrun" style:family="text">
      <style:text-properties style:font-name="Aptos" style:font-name-complex="Segoe UI" fo:language="pt" fo:country="PT"/>
    </style:style>
    <style:style style:name="T146" style:parent-style-name="normaltextrun" style:family="text">
      <style:text-properties style:font-name="Aptos" style:font-name-complex="Segoe UI" fo:language="pt" fo:country="PT"/>
    </style:style>
    <style:style style:name="T147" style:parent-style-name="eop" style:family="text">
      <style:text-properties style:font-name="Aptos" style:font-name-complex="Segoe UI" fo:language="pt" fo:country="PT"/>
    </style:style>
    <style:style style:name="T148" style:parent-style-name="normaltextrun" style:family="text">
      <style:text-properties style:font-name="Aptos" style:font-name-complex="Segoe UI" fo:language="pt" fo:country="PT"/>
    </style:style>
    <style:style style:name="T149" style:parent-style-name="normaltextrun" style:family="text">
      <style:text-properties style:font-name="Aptos" style:font-name-complex="Segoe UI" fo:language="pt" fo:country="PT"/>
    </style:style>
    <style:style style:name="T150" style:parent-style-name="eop" style:family="text">
      <style:text-properties style:font-name="Aptos" style:font-name-complex="Segoe UI" fo:language="pt" fo:country="PT"/>
    </style:style>
    <style:style style:name="T151" style:parent-style-name="normaltextrun" style:family="text">
      <style:text-properties style:font-name="Aptos" style:font-name-complex="Segoe UI" fo:language="pt" fo:country="PT"/>
    </style:style>
    <style:style style:name="P152" style:parent-style-name="paragraph" style:family="paragraph">
      <style:paragraph-properties fo:text-align="justify" style:vertical-align="baseline" fo:margin-top="0in" fo:margin-bottom="0in"/>
    </style:style>
    <style:style style:name="T153" style:parent-style-name="eop" style:family="text">
      <style:text-properties style:font-name="Aptos" style:font-name-complex="Segoe UI" fo:language="pt" fo:country="PT"/>
    </style:style>
    <style:style style:name="P154" style:parent-style-name="paragraph" style:family="paragraph">
      <style:paragraph-properties fo:text-align="justify" style:vertical-align="baseline" fo:margin-top="0in" fo:margin-bottom="0in"/>
    </style:style>
    <style:style style:name="T155" style:parent-style-name="normaltextrun" style:family="text">
      <style:text-properties style:font-name="Aptos" style:font-name-complex="Segoe UI" fo:language="pt" fo:country="PT"/>
    </style:style>
    <style:style style:name="T156" style:parent-style-name="eop" style:family="text">
      <style:text-properties style:font-name="Aptos" style:font-name-complex="Segoe UI" fo:language="pt" fo:country="PT"/>
    </style:style>
    <style:style style:name="P157" style:parent-style-name="paragraph" style:family="paragraph">
      <style:paragraph-properties fo:text-align="justify" style:vertical-align="baseline" fo:margin-top="0in" fo:margin-bottom="0in"/>
    </style:style>
    <style:style style:name="T158" style:parent-style-name="normaltextrun" style:family="text">
      <style:text-properties style:font-name="Aptos" style:font-name-complex="Segoe UI" fo:language="pt" fo:country="PT"/>
    </style:style>
    <style:style style:name="T159" style:parent-style-name="eop" style:family="text">
      <style:text-properties style:font-name="Aptos" style:font-name-complex="Segoe UI" fo:language="pt" fo:country="PT"/>
    </style:style>
    <style:style style:name="P160" style:parent-style-name="paragraph" style:family="paragraph">
      <style:paragraph-properties fo:text-align="justify" style:vertical-align="baseline" fo:margin-top="0in" fo:margin-bottom="0in"/>
      <style:text-properties fo:language="pt" fo:country="PT"/>
    </style:style>
    <style:style style:name="P161" style:parent-style-name="paragraph" style:family="paragraph">
      <style:paragraph-properties fo:text-align="justify" style:vertical-align="baseline" fo:margin-top="0in" fo:margin-bottom="0in"/>
    </style:style>
    <style:style style:name="T162" style:parent-style-name="normaltextrun" style:family="text">
      <style:text-properties style:font-name="Aptos" style:font-name-complex="Segoe UI" fo:language="pt" fo:country="PT"/>
    </style:style>
    <style:style style:name="T163" style:parent-style-name="eop" style:family="text">
      <style:text-properties style:font-name="Aptos" style:font-name-complex="Segoe UI" fo:language="pt" fo:country="PT"/>
    </style:style>
    <style:style style:name="P164" style:parent-style-name="paragraph" style:family="paragraph">
      <style:paragraph-properties fo:text-align="justify" style:vertical-align="baseline" fo:margin-top="0in" fo:margin-bottom="0in"/>
    </style:style>
    <style:style style:name="T165" style:parent-style-name="normaltextrun" style:family="text">
      <style:text-properties style:font-name="Aptos" style:font-name-complex="Segoe UI" fo:language="pt" fo:country="PT"/>
    </style:style>
    <style:style style:name="T166" style:parent-style-name="DefaultParagraphFont" style:family="text">
      <style:text-properties fo:language="pt" fo:country="PT"/>
    </style:style>
    <style:style style:name="T167" style:parent-style-name="normaltextrun" style:family="text">
      <style:text-properties style:font-name="Aptos" style:font-name-complex="Segoe UI" fo:language="pt" fo:country="PT"/>
    </style:style>
    <style:style style:name="T168" style:parent-style-name="eop" style:family="text">
      <style:text-properties style:font-name="Aptos" style:font-name-complex="Segoe UI" fo:language="pt" fo:country="PT"/>
    </style:style>
    <style:style style:name="P169" style:parent-style-name="paragraph" style:family="paragraph">
      <style:paragraph-properties fo:text-align="justify" style:vertical-align="baseline" fo:margin-top="0in" fo:margin-bottom="0in"/>
      <style:text-properties fo:language="pt" fo:country="PT"/>
    </style:style>
    <style:style style:name="P170" style:parent-style-name="paragraph" style:family="paragraph">
      <style:paragraph-properties fo:text-align="justify" style:vertical-align="baseline" fo:margin-top="0in" fo:margin-bottom="0in"/>
    </style:style>
    <style:style style:name="T171" style:parent-style-name="normaltextrun" style:family="text">
      <style:text-properties style:font-name="Aptos" style:font-name-complex="Segoe UI" fo:language="pt" fo:country="PT"/>
    </style:style>
    <style:style style:name="T172" style:parent-style-name="eop" style:family="text">
      <style:text-properties style:font-name="Aptos" style:font-name-complex="Segoe UI" fo:language="pt" fo:country="PT"/>
    </style:style>
    <style:style style:name="P173" style:parent-style-name="paragraph" style:family="paragraph">
      <style:paragraph-properties fo:text-align="justify" style:vertical-align="baseline" fo:margin-top="0in" fo:margin-bottom="0in"/>
    </style:style>
    <style:style style:name="T174" style:parent-style-name="normaltextrun" style:family="text">
      <style:text-properties style:font-name="Aptos" style:font-name-complex="Segoe UI" fo:language="pt" fo:country="PT"/>
    </style:style>
    <style:style style:name="T175" style:parent-style-name="eop" style:family="text">
      <style:text-properties style:font-name="Aptos" style:font-name-complex="Segoe UI" fo:language="pt" fo:country="PT"/>
    </style:style>
    <style:style style:name="P176" style:parent-style-name="paragraph" style:family="paragraph">
      <style:paragraph-properties style:vertical-align="baseline" fo:margin-top="0in" fo:margin-bottom="0in"/>
    </style:style>
    <style:style style:name="T177" style:parent-style-name="eop" style:family="text">
      <style:text-properties style:font-name="Aptos" style:font-name-complex="Segoe UI" fo:language="pt" fo:country="PT"/>
    </style:style>
    <style:style style:name="P178" style:parent-style-name="Normal" style:family="paragraph">
      <style:text-properties fo:language="pt" fo:country="PT"/>
    </style:style>
  </office:automatic-styles>
  <office:body>
    <office:text text:use-soft-page-breaks="true">
      <text:p text:style-name="P1"><text:span text:style-name="T2">Ficheiro de áudio</text:span><text:span text:style-name="T3"> </text:span></text:p>
      <text:p text:style-name="P4"><text:a xlink:href="https://fcshunlpt-my.sharepoint.com/personal/adorean_ec_campus_fcsh_unl_pt/Documents/Ficheiros%20Transcritos/Entrevista_Rosa_Felix.m4a" office:target-frame-name="_top" xlink:show="replace"><text:span text:style-name="T5">Entrevista_Rosa_Felix.m4a</text:span></text:a><text:span text:style-name="T6"> </text:span></text:p>
      <text:p text:style-name="P7"><text:span text:style-name="T8"> </text:span></text:p>
      <text:p text:style-name="P9"><text:span text:style-name="T10">Transcrição</text:span></text:p>
      <text:p text:style-name="P11"><text:span text:style-name="T12"> </text:span></text:p>
      <text:p text:style-name="P13"><text:span text:style-name="T14">Rosa Félix:</text:span><text:span text:style-name="T15"> </text:span></text:p>
      <text:p text:style-name="P16"><text:span text:style-name="T17">Não sei se seria uma pessoa indicada para isto, mas espero conseguir ajudar.</text:span><text:span text:style-name="T18"> </text:span></text:p>
      <text:p text:style-name="P19"/>
      <text:p text:style-name="P20"><text:span text:style-name="T21">Cristian Adorean:</text:span><text:span text:style-name="T22"> </text:span></text:p>
      <text:p text:style-name="P23"><text:span text:style-name="T24">És a pessoa indicada, claro que sim... e eu acho que o trabalho que tens feito, acho que sim... Acho que... (és a pessoa indicada). Pronto, então, basicamente temos 3 perguntas... fáceis. Podemos começar, então, com a primeira: Do teu ponto de vista, quais são os fundamentos por trás da transição de uma sociedade baseada em combustíveis fósseis para uma cidade centrada na micromobilidade elétrica nas viagens de curta distância? Aqui a... podes falar em geral.</text:span><text:span text:style-name="T25"> </text:span></text:p>
      <text:p text:style-name="P26"/>
      <text:p text:style-name="P27"><text:span text:style-name="T28">Rosa Félix:</text:span><text:span text:style-name="T29"> </text:span></text:p>
      <text:p text:style-name="P30"><text:span text:style-name="T31">Os princípios básicos?</text:span><text:span text:style-name="T32"> </text:span></text:p>
      <text:p text:style-name="P33"/>
      <text:p text:style-name="P34"><text:span text:style-name="T35">Cristian Adorean:</text:span><text:span text:style-name="T36"> </text:span></text:p>
      <text:p text:style-name="P37"><text:span text:style-name="T38">Sim.</text:span><text:span text:style-name="T39"> </text:span></text:p>
      <text:p text:style-name="P40"/>
      <text:p text:style-name="P41"><text:span text:style-name="T42">Rosa Félix:</text:span><text:span text:style-name="T43"> </text:span></text:p>
      <text:p text:style-name="P44"><text:span text:style-name="T45">Oh desculpa, os princípios fundamentais?</text:span><text:span text:style-name="T46"> </text:span></text:p>
      <text:p text:style-name="P47"/>
      <text:p text:style-name="P48"><text:span text:style-name="T49">Cristian Adorean:</text:span><text:span text:style-name="T50"> </text:span></text:p>
      <text:p text:style-name="P51"><text:span text:style-name="T52">Sim. Por trás da transição de uma cidade baseada em combustíveis fósseis, ou<text:s/></text:span><text:span text:style-name="T53">seja, uso do automóvel, para uma centrada na micromobilidade elétrica. Sobretudo nas viagens de curta... distância.</text:span><text:span text:style-name="T54"> </text:span></text:p>
      <text:p text:style-name="P55"/>
      <text:p text:style-name="P56"><text:span text:style-name="T57">Rosa Félix:</text:span><text:span text:style-name="T58"> </text:span></text:p>
      <text:p text:style-name="P59"><text:span text:style-name="T60">Sim. Para mim, eu acho que os... os princípios fundamentais é o ordenamento do território e o planeamento das cidades. Portanto, fazer com que, de facto, haja centros urbanos que sejam... ou as viagens entre as casas... as origens e a.. as oportunidades sejam curtas... Portanto, para mim é tudo uma questão de... de planeamento a... a... urbano, portanto, é algo talvez um pouco... a montante, sendo que há muitas coisas que podem ser feitas mesmo quando já há uma cidade desenvolvida e compacta, há várias solu</text:span><text:span text:style-name="T61">ções que podem fazer para atrair mais comércio, educação, etc. Também pensas em novas centralidades em zonas que são apenas monotemáticas. A... e isso obviamente que faz com que as viagens deixem de ser necessárias e tão longas. A... passam a ser mais curtas e a partir do momento em que são mais curtas, em que as distâncias são... as coisas estão mais perto, as pessoas podem ou não optar por mobilidade ativa e eventualmente, micromobilidade... micromobilidade elétrica.</text:span><text:span text:style-name="T62"> </text:span></text:p>
      <text:p text:style-name="P63"/>
      <text:p text:style-name="P64"><text:span text:style-name="T65">Cristian Adorean:</text:span><text:span text:style-name="T66"> </text:span></text:p>
      <text:p text:style-name="P67"><text:span text:style-name="T68">Muito bem, então a segunda... a segunda pergunta: Quais foram e quais são, do teu ponto de vista, os fatores positivos e negativos na implementação e expansão da micromobilidade elétrica na cidade de Lisboa?</text:span><text:span text:style-name="T69"> </text:span></text:p>
      <text:p text:style-name="P70"/>
      <text:p text:style-name="P71"><text:span text:style-name="T72">Rosa Félix:</text:span><text:span text:style-name="T73"> </text:span></text:p>
      <text:p text:style-name="P74"><text:span text:style-name="T75">Então para os positivos... Penso também ter a ver com... com a acessibilidade que essa micromobilidade veio trazer a várias áreas da cidade de Lisboa. Portanto, áreas que não têm bom... não estão bem servidas pelos transportes públicos... Não estão bem servidas numa rede formal e rede a... ciclável. A.. a partir do momento em que estiveram, passaram a estar acessíveis por meios de micromobilidade elétrica... A... fez com que as distâncias dessas com... com que a acessibilidade dessas áreas, passasse a ser m</text:span><text:span text:style-name="T76">uito mais... mais elevada. A... isso para mim é dos... dos aspetos mais positivos, porque.... precisamente deixou de ser.... passou a ser um modo a.. de transporte que contasse na... na decisão de escolha de modo... e... permitiu por vezes viagens que não, que não seriam realizadas se não houvesse esse modo apenas porque não haveria outras alternativas de modos nessas áreas a... Outra vantagem... é talvez servir como um segundo ponto de... de opção para quem já usava bicicleta elétrica partilhada, portanto,</text:span><text:span text:style-name="T77"><text:s/>passou a ter outro modo de opção, quando o sistema de redes partilhadas não estava a funcionar ou estava bastante saturado... haver... as pessoas não ficarem então na mão, não ficarem sem opção e poderem usar também estes modos. Pronto, talvez em termos negativos, talvez tenha sido... a... a forma como isto foi feito, o planeamento de como foi introduzida esta micromobilidade apenas pela questão de que o município não teve grande gestão e não teve, não teve grande... grande palavra... a... algo a dizer qua</text:span><text:span text:style-name="T78">ndo estas operadoras entraram, ou seja, no fundo, acabou por aceitar todas, sem haver limites, sem haver critérios... aaa... nem critérios de segurança, nem critérios de partilha de dados, nem critérios de... de acessibilidade no território... e isso penso que... que foi algo que podia ter sido feito de outra forma e que podia ter sido feito melhor. A... assim pontos negativos, penso que sejam, principalmente esses.</text:span><text:span text:style-name="T79"> </text:span></text:p>
      <text:p text:style-name="P80"/>
      <text:p text:style-name="P81"><text:span text:style-name="T82">Cristian Adorean:</text:span><text:span text:style-name="T83"> </text:span></text:p>
      <text:p text:style-name="P84"><text:span text:style-name="T85">E pontos negativas, por exemplo, do... da perspetiva do utilizador?</text:span></text:p>
      <text:p text:style-name="P86"/>
      <text:p text:style-name="P87"><text:span text:style-name="T88">Rosa Félix:</text:span><text:span text:style-name="T89"> </text:span></text:p>
      <text:p text:style-name="P90"><text:span text:style-name="T91">Do ponto de vista do utilizador... a... eu, eu não sou utilizador, portanto não vou dizer dessa... desse aspeto. A... houve, houve aqui alguma questão com a... com a sinistralidade, por ser um veículo novo que as pessoas não estão habituadas, não estavam habituados, nunca tinham experimentado. E que é um veículo algo perigoso nesse aspeto, porque tinha velocidades instantâneas muito rápido... muito rapidamente... altas. A... e... e isso ao início ter a... ter gerado alguma sinistralidade... Bom, mais por qu</text:span><text:span text:style-name="T92">eda própria da... propriamente com... em relação a outros... a outros veículos. A... mas isso, isso eu acho que aconteceria com qualquer veículo que fosse introduzido por ser novo por, por ser uma novidade, não é?<text:s/></text:span><text:soft-page-break/><text:span text:style-name="T93">As pessoas não sabem conduzir algo que é... que é novo. Portanto... daí não sei se é o problema desta...</text:span></text:p>
      <text:p text:style-name="P94"><text:span text:style-name="T95"><text:s/></text:span></text:p>
      <text:p text:style-name="P96"><text:span text:style-name="T97">Cristian Adorean:</text:span><text:span text:style-name="T98"> </text:span></text:p>
      <text:p text:style-name="P99"><text:span text:style-name="T100">Apesar de, por exemplo, no caso das bicicletas elétricas, apesar de haver o.</text:span><text:span text:style-name="T101">..</text:span><text:span text:style-name="T102"><text:s/></text:span><text:span text:style-name="T103">umas semelhanças entre as bicicletas convencionais e... as bicicletas elétricas. Sim, se falarmos por exemplo, sobre as trotinetes elétricas, então.</text:span><text:span text:style-name="T104">..</text:span></text:p>
      <text:p text:style-name="P105"/>
      <text:p text:style-name="P106"><text:span text:style-name="T107">Rosa Félix:</text:span><text:span text:style-name="T108"> </text:span></text:p>
      <text:p text:style-name="P109"><text:span text:style-name="T110">Mas, mas as pessoas que andam... que experimentaram bicicletas elétricas<text:s/></text:span><text:span text:style-name="T111">partilhadas já tinham... muito provavelmente sabiam andar de bicicleta, não é? Enquanto as pessoas que experimentaram pela primeira vez as trotinetes partilhadas, duvido que... que soubessem andar de trotineta sequer porque não é, não é um veículo que haja aí... que seja comum. Aí é um bocadinho diferente.</text:span><text:span text:style-name="T112"> </text:span></text:p>
      <text:p text:style-name="P113"/>
      <text:p text:style-name="P114"><text:span text:style-name="T115">Cristian Adorean:</text:span><text:span text:style-name="T116"> </text:span></text:p>
      <text:p text:style-name="P117"><text:span text:style-name="T118">Muito bem. E... agora a última pergunta: Que cenários de desenvolvimento prevês a curto, médio e longo prazo em relação à expansão da micromobilidade elétrica na cidade de Lisboa? Pronto, estamos a falar, obviamente, sobre as trotinetes elétricas e sobre as bicicletas elétricas.</text:span><text:span text:style-name="T119"> </text:span></text:p>
      <text:p text:style-name="P120"/>
      <text:p text:style-name="P121"><text:span text:style-name="T122">Rosa Félix:</text:span><text:span text:style-name="T123"> </text:span></text:p>
      <text:p text:style-name="P124"><text:span text:style-name="T125">Também bicicletas? Okey.</text:span><text:span text:style-name="T126"> </text:span></text:p>
      <text:p text:style-name="P127"/>
      <text:p text:style-name="P128"><text:span text:style-name="T129">Cristian Adorean:</text:span><text:span text:style-name="T130"> </text:span></text:p>
      <text:p text:style-name="P131"><text:span text:style-name="T132">Sim, sim. Bicicletas elétricas também.</text:span><text:span text:style-name="T133"> </text:span></text:p>
      <text:p text:style-name="P134"/>
      <text:p text:style-name="P135"><text:span text:style-name="T136">Rosa Félix:</text:span><text:span text:style-name="T137"> </text:span></text:p>
      <text:p text:style-name="P138"><text:span text:style-name="T139">A... Então na cidade de Lisboa há<text:s/></text:span><text:span text:style-name="T140">muitos planos para... para fazer expansão de bicicletas elétricas partilhadas. Pelo menos a rede municipal vai</text:span><text:span text:style-name="T141">…</text:span><text:span text:style-name="T142"><text:s/>vai ser expandida e desejavelmente acompanhada pela rede ciclável. A.... e isso penso que será a médio prazo. Conseguirá ter um bocadinho maior expansão é um bocadinho mais... maior densidade, que é algo que faz muita falta e ter mais densidade de estações. A... pronto, mas isto do ponto de vista da... das empresas... da empresa pública. Agora... as empresas privadas, no caso das bicicletas, a... houve uma altura em que havia bastante interesse de algumas empresas em estar a operar em Lisboa. Hoje em dia,<text:s/></text:span><text:span text:style-name="T143">penso que já não... já não seja assim. Acho que elas são... são úteis. Lá está, para chegar em sítios onde não existe a rede GIRA e onde não existe... boa oferta de... de outros transportes. A... eu não sei se... Tenho dúvidas que o modelo, mas por razões globais, por razões de que outros... do declínio que houve noutros países, tenho dúvidas que seja... que seja um elo que vá vingar, que daqui a... que em médio prazo e longo prazo se ainda existirá a... na cidade de Lisboa. A... até porque, havendo também<text:s/></text:span><text:span text:style-name="T144">a oferta pública, acaba por suprir um bocadinho a oferta privada. A... em relação às trotinetas partilhadas, elas estão... têm estado a evoluir não só no... no seu... <text:s/>em termos do veículo em si. É um veículo mais robusto, mais seguro, se calhar mais fácil de usar. A... a médio<text:s/></text:span><text:soft-page-break/><text:span text:style-name="T145">prazo, acho que também vai... vai sofrer o... do problema de... modelos económicos e de como é que estas empresas são a... são introduzidas numa cidade e depois da... da tentativa de ficar com o monopólio, portanto se ao início tínha</text:span><text:span text:style-name="T146">mos para aí... tínhamos 7 ou 9 empresas, hoje em dia já são menos e eu tenho dúvidas que todas as que estão neste momento a operar, que... que se mantenham a médio prazo e provavelmente a longo prazo haverá só uma ou 2 e será apenas isso. A.</text:span><text:span text:style-name="T147">.. e por</text:span><text:span text:style-name="T148"><text:s/>serem empresas privadas e por o município não... não ter um regulamento, não ter... nenhuma mão sobre esta oferta, creio que o território vai estar disponível em que estas empresas vão oferecer... para... aos gajos... vai ser cada vez mais reduzido, porque é iss</text:span><text:span text:style-name="T149">o que baixa os custos operacionais, e é isso que faz aumentar o lucro. Portanto... na minha visão é que... haja menos operadoras, mas talvez com o mesmo número de veículos que haja atualmente.</text:span><text:span text:style-name="T150">.. e</text:span><text:span text:style-name="T151"><text:s/>com territórios e acessibilidades bastante mais estreitos. A não ser que algo mude no modelo da relação entre a administração pública e estas operadoras.</text:span></text:p>
      <text:p text:style-name="P152"><text:span text:style-name="T153"> </text:span></text:p>
      <text:p text:style-name="P154"><text:span text:style-name="T155">Cristian Adorean:</text:span><text:span text:style-name="T156"> </text:span></text:p>
      <text:p text:style-name="P157"><text:span text:style-name="T158">Okey, muito bem. Da minha parte é tudo. Não sei se queres acrescentar alguma coisa, algum detalhe extra ou...</text:span><text:span text:style-name="T159"> </text:span></text:p>
      <text:p text:style-name="P160"/>
      <text:p text:style-name="P161"><text:span text:style-name="T162">Rosa Félix:</text:span><text:span text:style-name="T163"> </text:span></text:p>
      <text:p text:style-name="P164"><text:span text:style-name="T165">A... pronto, estava só a pensar em termos de... de utilizadores. Não sei se hoje haverá muito mais gente nova para aderir ao modo... pelo menos das trotinetes. Das bicicletas partilhadas, penso que ainda há... espaço para isso... principalmente em zonas em que a GIRA ainda não está implementada e passará a estar. Eu acho que isso também fará alguma diferença... no...</text:span><text:span text:style-name="T166"><text:s/></text:span><text:span text:style-name="T167">[inaudível] geral da cidade do número de utilizadores nestes modos, não é? Mas no fundo era só isso.</text:span><text:span text:style-name="T168"> </text:span></text:p>
      <text:p text:style-name="P169"/>
      <text:p text:style-name="P170"><text:span text:style-name="T171">Cristian Adorean:</text:span><text:span text:style-name="T172"> </text:span></text:p>
      <text:p text:style-name="P173"><text:span text:style-name="T174">Sendo assim, muito obrigado. Vou parar a gravação.</text:span><text:span text:style-name="T175"> </text:span></text:p>
      <text:p text:style-name="P176"><text:span text:style-name="T177"> </text:span></text:p>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19T14:19:00Z</meta:creation-date>
    <dc:date>2024-08-07T16:46:00Z</dc:date>
    <meta:template xlink:href="Normal" xlink:type="simple"/>
    <meta:editing-cycles>7</meta:editing-cycles>
    <meta:editing-duration>PT7140S</meta:editing-duration>
    <meta:document-statistic meta:page-count="4" meta:paragraph-count="19" meta:word-count="1493" meta:character-count="9537" meta:row-count="67" meta:non-whitespace-character-count="8063"/>
  </office:meta>
</office:document-meta>
</file>